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d9d2e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ad1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d9d2e9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1.555cm" svg:height="2.326cm" svg:x="0.777cm" svg:y="0cm">
          <text:p text:style-name="P1"><text:span text:style-name="T1">Level 0: Reference Element</text:span></text:p>
          <text:list text:style-name="L2">
            <text:list-item>
              <text:p text:style-name="P1"><text:span text:style-name="T1">Store basis functions at quad points</text:span></text:p>
            </text:list-item>
            <text:list-item>
              <text:p text:style-name="P1"><text:span text:style-name="T1">Store derivative operator of functions at quad points</text:span></text:p>
            </text:list-item>
            <text:list-item>
              <text:p text:style-name="P1"><text:span text:style-name="T1">Store quad weights and quad points</text:span></text:p>
            </text:list-item>
            <text:list-item>
              <text:p text:style-name="P1"><text:span text:style-name="T1">Store basis order (needed for mapping functions to dof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11.555cm" svg:height="1.542cm" svg:x="0.777cm" svg:y="2.405cm">
          <text:p text:style-name="P1"><text:span text:style-name="T1">Level 1: Global Integrals</text:span></text:p>
          <text:list text:style-name="L2">
            <text:list-item>
              <text:p text:style-name="P1"><text:span text:style-name="T1">Evaluate shape functions (jacobians, determinants)</text:span></text:p>
            </text:list-item>
            <text:list-item>
              <text:p text:style-name="P1"><text:span text:style-name="T1">Map reference function to global fun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11.555cm" svg:height="2.074cm" svg:x="0.777cm" svg:y="4.027cm">
          <text:p text:style-name="P1"><text:span text:style-name="T1">Level 1.5: Assembly</text:span></text:p>
          <text:list text:style-name="L2">
            <text:list-item>
              <text:p text:style-name="P1"><text:span text:style-name="T1">Map local DOF to global DOF </text:span></text:p>
            </text:list-item>
            <text:list-item>
              <text:p text:style-name="P1"><text:span text:style-name="T1">Requires knowledge of physics (ABC, PEC, materials)(coupling with integrals for materials and AB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4" draw:layer="layout" svg:width="11.555cm" svg:height="2.074cm" svg:x="0.777cm" svg:y="6.145cm">
          <text:p text:style-name="P1"><text:span text:style-name="T1">Level 1.5: Source Terms</text:span></text:p>
          <text:list text:style-name="L2">
            <text:list-item>
              <text:p text:style-name="P1"><text:span text:style-name="T1">Inner product of global basis functions with source basis functions</text:span></text:p>
            </text:list-item>
            <text:list-item>
              <text:p text:style-name="P1"><text:span text:style-name="T1">Generally requires points different from quad poi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4" draw:text-style-name="P5" draw:layer="layout" svg:width="11.555cm" svg:height="1.737cm" svg:x="0.777cm" svg:y="8.35cm">
          <text:p text:style-name="P1"><text:span text:style-name="T1">Level 2: Forward Solver</text:span></text:p>
          <text:list text:style-name="L2">
            <text:list-item>
              <text:p text:style-name="P1"><text:span text:style-name="T1">X = A \ B for freq domain</text:span></text:p>
            </text:list-item>
            <text:list-item>
              <text:p text:style-name="P1"><text:span text:style-name="T1">X^{N+1} = f(A, B(N,N-1,...), X(N,N-1,...)) for time doma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5" draw:text-style-name="P6" draw:layer="layout" svg:width="11.555cm" svg:height="1.737cm" svg:x="0.777cm" svg:y="10.351cm">
          <text:p text:style-name="P1"><text:span text:style-name="T1">Level 3: Inverse Source and Inverse Scattering Problems</text:span></text:p>
          <text:list text:style-name="L2">
            <text:list-item>
              <text:p text:style-name="P1"><text:span text:style-name="T1">CSI</text:span></text:p>
            </text:list-item>
            <text:list-item>
              <text:p text:style-name="P1"><text:span text:style-name="T1">GNI (Freq or time domai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5" draw:text-style-name="P6" draw:layer="layout" svg:width="11.555cm" svg:height="1.737cm" svg:x="0.777cm" svg:y="12.336cm">
          <text:p text:style-name="P1"><text:span text:style-name="T1">Level 3: Machine Learning Stuff</text:span></text:p>
          <text:list text:style-name="L2">
            <text:list-item>
              <text:p text:style-name="P1"><text:span text:style-name="T1">Means to produce datasets</text:span></text:p>
            </text:list-item>
            <text:list-item>
              <text:p text:style-name="P1"><text:span text:style-name="T1">Run forward solver for stuff like SD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" draw:text-style-name="P2" draw:layer="layout" svg:width="11.555cm" svg:height="2.326cm" svg:x="12.931cm" svg:y="0cm">
          <text:p text:style-name="P1"><text:span text:style-name="T1">Level 0: Code Requirements</text:span></text:p>
          <text:list text:style-name="L2">
            <text:list-item>
              <text:p text:style-name="P1"><text:span text:style-name="T1">Struct to store reference element information</text:span></text:p>
            </text:list-item>
            <text:list-item>
              <text:p text:style-name="P1"><text:span text:style-name="T1">Library to evaluate basis functions and provide quadrature inform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3" draw:layer="layout" svg:width="11.555cm" svg:height="1.737cm" svg:x="12.931cm" svg:y="2.405cm">
          <text:p text:style-name="P1"><text:span text:style-name="T1">Level 1: Code Requirements</text:span></text:p>
          <text:list text:style-name="L2">
            <text:list-item>
              <text:p text:style-name="P1"><text:span text:style-name="T1">Library to evaluate shape functions and their derivatives</text:span></text:p>
            </text:list-item>
            <text:list-item>
              <text:p text:style-name="P1"><text:span text:style-name="T1">Store local M and S as multi-dimensional arrays for every element (discretization dependen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3" draw:text-style-name="P4" draw:layer="layout" svg:width="11.555cm" svg:height="2.617cm" svg:x="12.931cm" svg:y="4.222cm">
          <text:p text:style-name="P1"><text:span text:style-name="T1">Level 1.5: Code Requirements</text:span></text:p>
          <text:list text:style-name="L2">
            <text:list-item>
              <text:p text:style-name="P1"><text:span text:style-name="T1">Storage of mapping of local to global dof for every element</text:span></text:p>
            </text:list-item>
            <text:list-item>
              <text:p text:style-name="P1"><text:span text:style-name="T1">Storage of abc and pec tags (as global dof?)</text:span></text:p>
            </text:list-item>
            <text:list-item>
              <text:p text:style-name="P1"><text:span text:style-name="T1">Storage of element physics</text:span></text:p>
            </text:list-item>
            <text:list-item>
              <text:p text:style-name="P1"><text:span text:style-name="T1">Ability to evaluate basis functions and shape functions for source terms and ABC’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4" draw:text-style-name="P5" draw:layer="layout" svg:width="11.555cm" svg:height="1.737cm" svg:x="12.931cm" svg:y="7.032cm">
          <text:p text:style-name="P1"><text:span text:style-name="T1">Level 2: Code Requirements</text:span></text:p>
          <text:list text:style-name="L2">
            <text:list-item>
              <text:p text:style-name="P1"><text:span text:style-name="T1">Sparse factorizations (LU, cholesky) (Real, Complex)</text:span></text:p>
            </text:list-item>
            <text:list-item>
              <text:p text:style-name="P1"><text:span text:style-name="T1">Time-stepping schemes (Probably custom implementation for second order system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5" draw:text-style-name="P6" draw:layer="layout" svg:width="11.555cm" svg:height="2.074cm" svg:x="12.931cm" svg:y="8.963cm">
          <text:p text:style-name="P1"><text:span text:style-name="T1">Level 3: Code Requirements</text:span></text:p>
          <text:list text:style-name="L2">
            <text:list-item>
              <text:p text:style-name="P1"><text:span text:style-name="T1">Custom conjugate gradient due to analytic step size</text:span></text:p>
            </text:list-item>
            <text:list-item>
              <text:p text:style-name="P1"><text:span text:style-name="T1">Evaluate time stepping schemes at certain intervals, store results needed for backwards time stepp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6" draw:text-style-name="P7" draw:layer="layout" svg:width="11.555cm" svg:height="2.074cm" svg:x="12.931cm" svg:y="11.394cm">
          <text:p text:style-name="P1"><text:span text:style-name="T1">Level 4: I/O</text:span></text:p>
          <text:list text:style-name="L2">
            <text:list-item>
              <text:p text:style-name="P1"><text:span text:style-name="T1">Read user input for what to do</text:span></text:p>
            </text:list-item>
            <text:list-item>
              <text:p text:style-name="P1"><text:span text:style-name="T1">Store results into some binary file format for paraview or ML Stuff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7" draw:layer="layout" svg:width="16.933cm" svg:height="9.524cm" svg:x="1.059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"/>
    <meta:generator>LibreOfficeDev/6.0.5.2$Linux_X86_64 LibreOffice_project/</meta:generator>
  </office:meta>
</office:document-meta>
</file>